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1" svg:font-family="'Liberation Serif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655283" officeooo:paragraph-rsid="0011c814"/>
    </style:style>
    <style:style style:name="P2" style:family="paragraph" style:parent-style-name="Standard">
      <style:paragraph-properties fo:margin-top="0cm" fo:margin-bottom="0.499cm" style:contextual-spacing="true" fo:line-height="100%" style:writing-mode="lr-tb">
        <style:tab-stops/>
      </style:paragraph-properties>
      <style:text-properties fo:color="#000000" style:font-name="Courier 10 Pitch" fo:font-size="9pt" officeooo:rsid="0065b77b" officeooo:paragraph-rsid="0011c814" style:font-size-asian="9pt" style:font-size-complex="9pt"/>
    </style:style>
    <style:style style:name="P3" style:family="paragraph" style:parent-style-name="Standard">
      <style:paragraph-properties fo:margin-top="0cm" fo:margin-bottom="0.499cm" style:contextual-spacing="true" fo:line-height="100%" style:writing-mode="lr-tb">
        <style:tab-stops/>
      </style:paragraph-properties>
      <style:text-properties style:font-name="Courier 10 Pitch" fo:font-size="9pt" officeooo:rsid="0065b77b" officeooo:paragraph-rsid="0011c814" style:font-size-asian="9pt" style:font-size-complex="9pt"/>
    </style:style>
    <style:style style:name="P4" style:family="paragraph" style:parent-style-name="Standard">
      <style:paragraph-properties fo:margin-top="0cm" fo:margin-bottom="0.499cm" style:contextual-spacing="false" fo:line-height="138%" style:writing-mode="lr-tb"/>
      <style:text-properties officeooo:rsid="0065b77b" officeooo:paragraph-rsid="0011c814"/>
    </style:style>
    <style:style style:name="P5" style:family="paragraph" style:parent-style-name="Standard">
      <style:paragraph-properties fo:margin-top="0cm" fo:margin-bottom="0.499cm" style:contextual-spacing="false" fo:line-height="138%" style:writing-mode="lr-tb"/>
      <style:text-properties style:font-name="Courier 10 Pitch" fo:font-size="9pt" officeooo:rsid="0065b77b" officeooo:paragraph-rsid="0011c814" style:font-size-asian="9pt" style:font-size-complex="9pt"/>
    </style:style>
    <style:style style:name="P6" style:family="paragraph" style:parent-style-name="Standard">
      <style:paragraph-properties fo:margin-top="0cm" fo:margin-bottom="0.499cm" style:contextual-spacing="false" fo:line-height="138%" style:writing-mode="lr-tb"/>
      <style:text-properties officeooo:paragraph-rsid="0011c814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11c814"/>
    </style:style>
    <style:style style:name="P8" style:family="paragraph" style:parent-style-name="No_20_Spacing">
      <style:text-properties fo:color="#000000" officeooo:rsid="00430ebf" officeooo:paragraph-rsid="0011c814"/>
    </style:style>
    <style:style style:name="P9" style:family="paragraph" style:parent-style-name="No_20_Spacing">
      <style:text-properties fo:color="#000000" officeooo:rsid="00655283" officeooo:paragraph-rsid="0011c814"/>
    </style:style>
    <style:style style:name="P10" style:family="paragraph" style:parent-style-name="No_20_Spacing">
      <style:text-properties fo:color="#000000" officeooo:rsid="006e4a98" officeooo:paragraph-rsid="0011c814"/>
    </style:style>
    <style:style style:name="P11" style:family="paragraph" style:parent-style-name="No_20_Spacing">
      <style:text-properties fo:color="#000000" officeooo:rsid="0065b77b" officeooo:paragraph-rsid="0011c814"/>
    </style:style>
    <style:style style:name="P12" style:family="paragraph" style:parent-style-name="No_20_Spacing" style:list-style-name="L1">
      <style:text-properties fo:color="#000000" officeooo:rsid="0070b19f" officeooo:paragraph-rsid="0011c814"/>
    </style:style>
    <style:style style:name="P13" style:family="paragraph" style:parent-style-name="No_20_Spacing" style:list-style-name="L4">
      <style:text-properties fo:color="#000000" officeooo:rsid="0070b19f" officeooo:paragraph-rsid="0011c814"/>
    </style:style>
    <style:style style:name="P14" style:family="paragraph" style:parent-style-name="No_20_Spacing" style:list-style-name="L5">
      <style:text-properties fo:color="#000000" officeooo:rsid="0070b19f" officeooo:paragraph-rsid="0011c814"/>
    </style:style>
    <style:style style:name="P15" style:family="paragraph" style:parent-style-name="No_20_Spacing">
      <style:text-properties fo:color="#000000" officeooo:rsid="0070b19f" officeooo:paragraph-rsid="0011c814"/>
    </style:style>
    <style:style style:name="P16" style:family="paragraph" style:parent-style-name="No_20_Spacing">
      <style:text-properties fo:color="#000000" officeooo:rsid="003e91c2" officeooo:paragraph-rsid="0011c814"/>
    </style:style>
    <style:style style:name="P17" style:family="paragraph" style:parent-style-name="No_20_Spacing">
      <style:text-properties fo:color="#000000" officeooo:rsid="0012e7f6" officeooo:paragraph-rsid="0012e7f6"/>
    </style:style>
    <style:style style:name="P18" style:family="paragraph" style:parent-style-name="No_20_Spacing">
      <style:text-properties fo:color="#000000" officeooo:rsid="0016082d" officeooo:paragraph-rsid="0016082d"/>
    </style:style>
    <style:style style:name="P19" style:family="paragraph" style:parent-style-name="No_20_Spacing">
      <style:paragraph-properties fo:break-before="page"/>
      <style:text-properties fo:color="#000000" fo:font-weight="bold" officeooo:rsid="00655283" officeooo:paragraph-rsid="0011c814" style:font-weight-asian="bold" style:font-weight-complex="bold"/>
    </style:style>
    <style:style style:name="P20" style:family="paragraph" style:parent-style-name="No_20_Spacing">
      <style:paragraph-properties fo:break-before="page"/>
      <style:text-properties fo:color="#000000" officeooo:rsid="00655283" officeooo:paragraph-rsid="0011c814"/>
    </style:style>
    <style:style style:name="T1" style:family="text">
      <style:text-properties officeooo:rsid="006e4a9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2e7f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he Lottery Simulation</text:p>
      <text:p text:style-name="P9"/>
      <text:p text:style-name="P9">The current national lottery, you pick six unique numbers in the range 1 .. 5<text:span text:style-name="T1">9</text:span>. <text:s/>On Saturday night, six numbers are drawn at random, if you match all six, you win …. several million quid, probably.</text:p>
      <text:p text:style-name="P9"/>
      <text:p text:style-name="P9">Lets play the lottery...</text:p>
      <text:p text:style-name="P9"/>
      <text:p text:style-name="P9"/>
      <text:p text:style-name="P9">We need to pick six numbers - call them “our numbers”. <text:s/></text:p>
      <text:p text:style-name="P9"/>
      <text:p text:style-name="P9"/>
      <text:p text:style-name="P10">We know how to make random numbers.</text:p>
      <text:p text:style-name="P10"/>
      <text:p text:style-name="P10">How to we put them into the right range?</text:p>
      <text:p text:style-name="P10"/>
      <text:p text:style-name="P10">Lets do that..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Question :What might happen?</text:p>
      <text:p text:style-name="P9"/>
      <text:p text:style-name="P9"/>
      <text:p text:style-name="P10">We need to ? …......</text:p>
      <text:p text:style-name="P10"/>
      <text:p text:style-name="P9"/>
      <text:p text:style-name="P9"/>
      <text:p text:style-name="P9">Make sure none are repeated.</text:p>
      <text:p text:style-name="P9"/>
      <text:p text:style-name="P9"/>
      <text:p text:style-name="P9"/>
      <text:p text:style-name="P9">How <text:span text:style-name="T1">can we do this </text:span>?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Answer - with an array, to record if a number has been chosen already.</text:p>
      <text:p text:style-name="P9"/>
      <text:p text:style-name="P17">Declare</text:p>
      <text:p text:style-name="P2">bool pickArray[<text:span text:style-name="T1">6</text:span>0];</text:p>
      <text:p text:style-name="P11">And set all entries to false. <text:s/><text:span text:style-name="T3">This indicates … that they haven't been chosen.</text:span></text:p>
      <text:p text:style-name="P11"/>
      <text:p text:style-name="P11"/>
      <text:p text:style-name="P11"/>
      <text:p text:style-name="P11"/>
      <text:p text:style-name="P11"/>
      <text:p text:style-name="P11"><text:soft-page-break/>Say we pick 10 as our first number, <text:span text:style-name="T1">what do we do to pickArray? <text:s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1">Ans: </text:span>we set pickArray[10] to true, to show that its taken.</text:p>
      <text:p text:style-name="P11"/>
      <text:p text:style-name="P11">Then when we pick another random number, say <text:span text:style-name="T2">n</text:span>, we check if pickArray[<text:span text:style-name="T2">n</text:span>] is true.</text:p>
      <text:p text:style-name="P11"/>
      <text:p text:style-name="P11">If yes - choose another number, til we find one that hasn't already been chosen.</text:p>
      <text:p text:style-name="P11"/>
      <text:p text:style-name="P17">Keep doinf this until we have 6, unique, numbers.</text:p>
      <text:p text:style-name="P17"/>
      <text:p text:style-name="P17"/>
      <text:p text:style-name="P17">Code this now.</text:p>
      <text:p text:style-name="P11"/>
      <text:p text:style-name="P11"/>
      <text:p text:style-name="P11"/>
      <text:p text:style-name="P11"/>
      <text:p text:style-name="P11"/>
      <text:p text:style-name="P9"/>
      <text:p text:style-name="P9"><text:span text:style-name="T1">Next, to simulate the draw on a Saturday night, <text:s/>we</text:span> draw six unique <text:span text:style-name="T1">(again) </text:span>numbers.</text:p>
      <text:p text:style-name="P9"/>
      <text:p text:style-name="P9"/>
      <text:p text:style-name="P9">Do our numbers match the drawn ones? <text:s/>If no, repeat the above step. <text:s/>Until we win.</text:p>
      <text:p text:style-name="P9"/>
      <text:p text:style-name="P9">How long do you think it will be before we win?</text:p>
      <text:p text:style-name="P9"/>
      <text:p text:style-name="P9"/>
      <text:p text:style-name="P9">OK - start a new C project - LotterySim.</text:p>
      <text:p text:style-name="P9"/>
      <text:p text:style-name="P10">and implement the various parts of it.</text:p>
      <text:p text:style-name="P10"/>
      <text:list xml:id="list6615574343647761481" text:style-name="L1">
        <text:list-item>
          <text:p text:style-name="P12">pick our six numbers</text:p>
        </text:list-item>
      </text:list>
      <text:p text:style-name="P15"/>
      <text:list xml:id="list6667457956031583154" text:style-name="L4">
        <text:list-item>
          <text:p text:style-name="P13">pick the six numbers of the draw</text:p>
        </text:list-item>
      </text:list>
      <text:p text:style-name="P15"/>
      <text:list xml:id="list4842743327790873213" text:style-name="L5">
        <text:list-item>
          <text:p text:style-name="P14">see how many are the same.</text:p>
        </text:list-item>
      </text:list>
      <text:p text:style-name="P15"/>
      <text:p text:style-name="P15">There are several ways to do 3. <text:s/>See what you can come up with.</text:p>
      <text:p text:style-name="P9"/>
      <text:p text:style-name="P9"/>
      <text:p text:style-name="P9"/>
      <text:p text:style-name="P9"/>
      <text:p text:style-name="P9"/>
      <text:p text:style-name="P9"/>
      <text:p text:style-name="P18">This is called a Monte Carlo simulation. <text:s/>Its called that because … <text:s/></text:p>
      <text:p text:style-name="P20">My code :-</text:p>
      <text:p text:style-name="P9"/>
      <text:p text:style-name="P1"><text:line-break/></text:p>
      <text:p text:style-name="P4"/>
      <text:p text:style-name="P3">/* </text:p>
      <text:p text:style-name="P3"><text:s/>* File: <text:s text:c="2"/>main.c</text:p>
      <text:p text:style-name="P3"><text:s/>* Author: mark.woodrow</text:p>
      <text:p text:style-name="P3"><text:s/>*</text:p>
      <text:p text:style-name="P3"><text:s/>* Created on 28 November 2016, 10:17</text:p>
      <text:p text:style-name="P3"><text:s/>*/</text:p>
      <text:p text:style-name="P3"/>
      <text:p text:style-name="P3">#include &lt;stdio.h&gt;</text:p>
      <text:p text:style-name="P3">#include &lt;stdlib.h&gt;</text:p>
      <text:p text:style-name="P3">#include &lt;stdbool.h&gt;</text:p>
      <text:p text:style-name="P3">#include &lt;time.h&gt;</text:p>
      <text:p text:style-name="P3"/>
      <text:p text:style-name="P3"/>
      <text:p text:style-name="P3"><text:bookmark-start text:name="__DdeLink__1616_2085340745"/>bool pickArray[<text:span text:style-name="T1">6</text:span>0];<text:bookmark-end text:name="__DdeLink__1616_2085340745"/></text:p>
      <text:p text:style-name="P3"/>
      <text:p text:style-name="P3"/>
      <text:p text:style-name="P3">void setAllUnpicked() {</text:p>
      <text:p text:style-name="P3"><text:s text:c="4"/>int i;</text:p>
      <text:p text:style-name="P3"><text:s text:c="4"/>for (i = 0; i &lt; <text:span text:style-name="T1">6</text:span>0; i++)</text:p>
      <text:p text:style-name="P3"><text:s text:c="8"/>pickArray[i] = false;</text:p>
      <text:p text:style-name="P3">}</text:p>
      <text:p text:style-name="P3"/>
      <text:p text:style-name="P3"/>
      <text:p text:style-name="P3">void pickSixNumbers(int vector[6]) {</text:p>
      <text:p text:style-name="P3"/>
      <text:p text:style-name="P3"><text:s text:c="4"/>int i, thisBall, tries;</text:p>
      <text:p text:style-name="P3"/>
      <text:p text:style-name="P3"><text:s text:c="4"/>setAllUnpicked();</text:p>
      <text:p text:style-name="P3"/>
      <text:p text:style-name="P3"><text:s text:c="4"/>for (i = 0; i &lt; 6; i++) {</text:p>
      <text:p text:style-name="P3"><text:s text:c="8"/>thisBall = rand() % <text:span text:style-name="T1">6</text:span>0;</text:p>
      <text:p text:style-name="P3"><text:s text:c="8"/>tries = 0;</text:p>
      <text:p text:style-name="P3"><text:s text:c="8"/>while (pickArray[thisBall] == true) {</text:p>
      <text:p text:style-name="P3"><text:s text:c="12"/>thisBall = rand() % <text:span text:style-name="T1">6</text:span>0;</text:p>
      <text:p text:style-name="P3"><text:s text:c="12"/>tries++;</text:p>
      <text:p text:style-name="P3"><text:s text:c="8"/>}</text:p>
      <text:p text:style-name="P3"><text:s text:c="8"/>vector[i] = thisBall;</text:p>
      <text:p text:style-name="P3"><text:s text:c="8"/>pickArray[thisBall] = true;</text:p>
      <text:p text:style-name="P3"><text:s text:c="8"/>//printf("pickSixBalls: INFO: ball %d is %d in %d tries\n", i, thisBall, tries);</text:p>
      <text:p text:style-name="P3"><text:s text:c="4"/>}</text:p>
      <text:p text:style-name="P3">}</text:p>
      <text:p text:style-name="P3"/>
      <text:p text:style-name="P3"/>
      <text:p text:style-name="P3">void doARun() {</text:p>
      <text:p text:style-name="P3"/>
      <text:p text:style-name="P3"/>
      <text:p text:style-name="P3"><text:s text:c="4"/>int myNumbers[6];</text:p>
      <text:p text:style-name="P3"><text:s text:c="4"/>int theDrawNumbers[6];</text:p>
      <text:p text:style-name="P3"><text:s text:c="4"/>int matchRecord[7] = {0,0,0,0,0,0,0};</text:p>
      <text:p text:style-name="P3"/>
      <text:p text:style-name="P3"/>
      <text:p text:style-name="P3"><text:s text:c="4"/>int trial = 0;</text:p>
      <text:p text:style-name="P3"><text:s text:c="4"/>int bestTrial, bestMatch;</text:p>
      <text:p text:style-name="P3"><text:s text:c="4"/>int numberOfTrials = 10000000;</text:p>
      <text:p text:style-name="P3"/>
      <text:p text:style-name="P3"/>
      <text:p text:style-name="P3"><text:s text:c="4"/>// pick my numbers</text:p>
      <text:p text:style-name="P3"><text:s text:c="4"/>pickSixNumbers(myNumbers);</text:p>
      <text:p text:style-name="P3"><text:s text:c="4"/>bestTrial = 0;</text:p>
      <text:p text:style-name="P3"><text:soft-page-break/><text:s text:c="4"/>bestMatch = 0;</text:p>
      <text:p text:style-name="P3"><text:s text:c="4"/></text:p>
      <text:p text:style-name="P3"><text:s text:c="4"/>while (trial &lt; numberOfTrials) {</text:p>
      <text:p text:style-name="P3"><text:s text:c="8"/>// pick the six draw numbers</text:p>
      <text:p text:style-name="P3"><text:s text:c="8"/>pickSixNumbers(theDrawNumbers);</text:p>
      <text:p text:style-name="P3"/>
      <text:p text:style-name="P3"/>
      <text:p text:style-name="P3"><text:s text:c="8"/>// compare them</text:p>
      <text:p text:style-name="P3"><text:s text:c="8"/>int i, j, matches;</text:p>
      <text:p text:style-name="P3"><text:s text:c="8"/>matches = 0;</text:p>
      <text:p text:style-name="P3"><text:s text:c="8"/>for (i = 0; i &lt; 6; i++) {</text:p>
      <text:p text:style-name="P3"><text:s text:c="12"/>for (j = 0; j &lt; 6; j++) {</text:p>
      <text:p text:style-name="P3"><text:s text:c="16"/>if (myNumbers[j] == theDrawNumbers[i]) {</text:p>
      <text:p text:style-name="P3"><text:s text:c="20"/>matches++;</text:p>
      <text:p text:style-name="P3"><text:s text:c="16"/>}</text:p>
      <text:p text:style-name="P3"><text:s text:c="12"/>}</text:p>
      <text:p text:style-name="P3"><text:s text:c="8"/>}</text:p>
      <text:p text:style-name="P3"><text:s text:c="8"/>// printf("Trial %d matches %d\n", trial, matches);</text:p>
      <text:p text:style-name="P3"><text:s text:c="8"/>matchRecord[matches]++;</text:p>
      <text:p text:style-name="P3"><text:s text:c="8"/>if (matches &gt; bestMatch) {</text:p>
      <text:p text:style-name="P3"><text:s text:c="12"/>bestMatch = matches;</text:p>
      <text:p text:style-name="P3"><text:s text:c="12"/>bestTrial = trial;</text:p>
      <text:p text:style-name="P3"><text:s text:c="8"/>}</text:p>
      <text:p text:style-name="P3"><text:s text:c="8"/>trial++;</text:p>
      <text:p text:style-name="P3"><text:s text:c="4"/>}</text:p>
      <text:p text:style-name="P3"><text:s text:c="4"/>printf("In %d trials,\n", numberOfTrials);</text:p>
      <text:p text:style-name="P3"><text:s text:c="4"/>printf("Best match was %d numbers in trial %d\n", bestMatch, bestTrial);</text:p>
      <text:p text:style-name="P3"><text:s text:c="4"/>int i;</text:p>
      <text:p text:style-name="P3"><text:s text:c="4"/>for (i = 0; i &lt; 7; i++) {</text:p>
      <text:p text:style-name="P3"><text:s text:c="8"/>printf("%d numbers were matched %d times\n", i, matchRecord[i]);</text:p>
      <text:p text:style-name="P3"><text:s text:c="4"/>}</text:p>
      <text:p text:style-name="P3">}</text:p>
      <text:p text:style-name="P3"/>
      <text:p text:style-name="P3"/>
      <text:p text:style-name="P3">/*</text:p>
      <text:p text:style-name="P3"><text:s/>* </text:p>
      <text:p text:style-name="P3"><text:s/>*/</text:p>
      <text:p text:style-name="P3">int main(int argc, char** argv) {</text:p>
      <text:p text:style-name="P3"/>
      <text:p text:style-name="P3"/>
      <text:p text:style-name="P3"><text:s text:c="4"/>srand(time(NULL));</text:p>
      <text:p text:style-name="P3"><text:s text:c="4"/>doARun();</text:p>
      <text:p text:style-name="P3"><text:s text:c="4"/>return (EXIT_SUCCESS);</text:p>
      <text:p text:style-name="P3">}</text:p>
      <text:p text:style-name="P3"/>
      <text:p text:style-name="P5"/>
      <text:p text:style-name="P4"/>
      <text:p text:style-name="P4"/>
      <text:p text:style-name="P4"/>
      <text:p text:style-name="P6"/>
      <text:p text:style-name="P7"/>
      <text:p text:style-name="P7"/>
      <text:p text:style-name="P9"/>
      <text:p text:style-name="P9"/>
      <text:p text:style-name="P9"><text:soft-page-break/></text:p>
      <text:p text:style-name="P16"/>
      <text:p text:style-name="P16"/>
      <text:p text:style-name="P16"/>
      <text:p text:style-name="P16">Any spare time - install gnuplot.</text:p>
      <text:p text:style-name="P8">+++++++++++++++++++++++++++++++++++++++++++++++++++++++++++++++++++++++++++++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1" svg:font-family="'Liberation Serif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fo:font-size="11pt" fo:language="en" fo:country="GB" style:letter-kerning="true" style:font-name-asian="Liberation Serif1" style:font-family-asian="'Liberation Serif'" style:font-family-generic-asian="system" style:font-size-asian="11pt" style:language-asian="en" style:country-asian="US" style:font-name-complex="Liberation Serif2" style:font-family-complex="'Liberation Serif'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7-03-14T21:28:08.628737822</meta:creation-date>
    <dc:date>2017-03-14T21:35:44.253380186</dc:date>
    <dc:creator>Mark Woodrow</dc:creator>
    <meta:editing-duration>PT6M40S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5" meta:paragraph-count="114" meta:word-count="559" meta:character-count="3541" meta:non-whitespace-character-count="2672"/>
  </office:meta>
</office:document-meta>
</file>